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0121" officeooo:paragraph-rsid="00020121"/>
    </style:style>
    <style:style style:name="P2" style:family="paragraph" style:parent-style-name="Standard">
      <style:text-properties officeooo:rsid="0003cd08" officeooo:paragraph-rsid="0003cd08"/>
    </style:style>
    <style:style style:name="P3" style:family="paragraph" style:parent-style-name="Standard">
      <style:text-properties officeooo:rsid="0005b656" officeooo:paragraph-rsid="0005b656"/>
    </style:style>
    <style:style style:name="P4" style:family="paragraph" style:parent-style-name="Standard">
      <style:text-properties officeooo:paragraph-rsid="000606f5"/>
    </style:style>
    <style:style style:name="P5" style:family="paragraph" style:parent-style-name="Standard">
      <style:text-properties officeooo:paragraph-rsid="0006396e"/>
    </style:style>
    <style:style style:name="P6" style:family="paragraph" style:parent-style-name="Standard">
      <style:text-properties officeooo:rsid="0006396e" officeooo:paragraph-rsid="0006396e"/>
    </style:style>
    <style:style style:name="P7" style:family="paragraph" style:parent-style-name="Standard">
      <style:text-properties officeooo:rsid="00078a5f" officeooo:paragraph-rsid="00078a5f"/>
    </style:style>
    <style:style style:name="P8" style:family="paragraph" style:parent-style-name="Standard">
      <style:text-properties officeooo:rsid="00099456" officeooo:paragraph-rsid="00099456"/>
    </style:style>
    <style:style style:name="P9" style:family="paragraph" style:parent-style-name="Standard">
      <style:text-properties officeooo:rsid="000a3666" officeooo:paragraph-rsid="000a3666"/>
    </style:style>
    <style:style style:name="P10" style:family="paragraph" style:parent-style-name="Standard">
      <style:text-properties officeooo:rsid="000b092d" officeooo:paragraph-rsid="000b092d"/>
    </style:style>
    <style:style style:name="P11" style:family="paragraph" style:parent-style-name="Standard">
      <style:text-properties officeooo:rsid="000c5294" officeooo:paragraph-rsid="000c5294"/>
    </style:style>
    <style:style style:name="P12" style:family="paragraph" style:parent-style-name="Standard">
      <style:text-properties officeooo:rsid="000ed67d" officeooo:paragraph-rsid="000ed67d"/>
    </style:style>
    <style:style style:name="P13" style:family="paragraph" style:parent-style-name="Standard">
      <style:text-properties officeooo:rsid="000f0bbd" officeooo:paragraph-rsid="000f0bbd"/>
    </style:style>
    <style:style style:name="P14" style:family="paragraph" style:parent-style-name="Standard">
      <style:text-properties officeooo:paragraph-rsid="000f0bbd"/>
    </style:style>
    <style:style style:name="P15" style:family="paragraph" style:parent-style-name="Text_20_body">
      <style:text-properties officeooo:paragraph-rsid="000f0bbd"/>
    </style:style>
    <style:style style:name="P16" style:family="paragraph" style:parent-style-name="Heading_20_3">
      <style:text-properties officeooo:rsid="0006396e" officeooo:paragraph-rsid="0006396e"/>
    </style:style>
    <style:style style:name="P17" style:family="paragraph" style:parent-style-name="Preformatted_20_Text">
      <style:text-properties officeooo:paragraph-rsid="000f0bbd"/>
    </style:style>
    <style:style style:name="P18" style:family="paragraph" style:parent-style-name="Preformatted_20_Text">
      <style:paragraph-properties fo:margin-top="0in" fo:margin-bottom="0.1965in" style:contextual-spacing="false"/>
    </style:style>
    <style:style style:name="P19" style:family="paragraph" style:parent-style-name="Heading_20_4">
      <style:text-properties officeooo:rsid="000cc73f" officeooo:paragraph-rsid="000cc73f"/>
    </style:style>
    <style:style style:name="P20" style:family="paragraph" style:parent-style-name="Standard">
      <style:text-properties officeooo:paragraph-rsid="00100bf9"/>
    </style:style>
    <style:style style:name="P21" style:family="paragraph" style:parent-style-name="Standard">
      <style:text-properties officeooo:paragraph-rsid="00117aec"/>
    </style:style>
    <style:style style:name="P22" style:family="paragraph" style:parent-style-name="Standard">
      <style:text-properties officeooo:paragraph-rsid="0011bc44"/>
    </style:style>
    <style:style style:name="P23" style:family="paragraph" style:parent-style-name="Standard">
      <style:text-properties officeooo:paragraph-rsid="0012d79b"/>
    </style:style>
    <style:style style:name="P24" style:family="paragraph" style:parent-style-name="Standard">
      <style:text-properties officeooo:rsid="0012d79b" officeooo:paragraph-rsid="0012d79b"/>
    </style:style>
    <style:style style:name="P25" style:family="paragraph" style:parent-style-name="Standard">
      <style:text-properties officeooo:paragraph-rsid="00135292"/>
    </style:style>
    <style:style style:name="P26" style:family="paragraph" style:parent-style-name="Standard">
      <style:text-properties officeooo:paragraph-rsid="00150824"/>
    </style:style>
    <style:style style:name="P27" style:family="paragraph" style:parent-style-name="Text_20_body">
      <style:text-properties officeooo:rsid="000f0bbd" officeooo:paragraph-rsid="000f0bbd"/>
    </style:style>
    <style:style style:name="P28" style:family="paragraph" style:parent-style-name="Text_20_body" style:list-style-name="L1"/>
    <style:style style:name="P29" style:family="paragraph" style:parent-style-name="Preformatted_20_Text" style:list-style-name="L1"/>
    <style:style style:name="P30" style:family="paragraph" style:parent-style-name="Preformatted_20_Text" style:list-style-name="L1">
      <style:paragraph-properties fo:margin-top="0in" fo:margin-bottom="0.1965in" style:contextual-spacing="false"/>
    </style:style>
    <style:style style:name="T1" style:family="text">
      <style:text-properties officeooo:rsid="00020121"/>
    </style:style>
    <style:style style:name="T2" style:family="text">
      <style:text-properties officeooo:rsid="000339dd"/>
    </style:style>
    <style:style style:name="T3" style:family="text">
      <style:text-properties officeooo:rsid="0006396e"/>
    </style:style>
    <style:style style:name="T4" style:family="text">
      <style:text-properties officeooo:rsid="000f0bbd"/>
    </style:style>
    <style:style style:name="T5" style:family="text">
      <style:text-properties officeooo:rsid="00100bf9"/>
    </style:style>
    <style:style style:name="T6" style:family="text">
      <style:text-properties officeooo:rsid="00117aec"/>
    </style:style>
    <style:style style:name="T7" style:family="text">
      <style:text-properties fo:font-weight="bold" officeooo:rsid="00117aec" style:font-weight-asian="bold" style:font-weight-complex="bold"/>
    </style:style>
    <style:style style:name="T8" style:family="text">
      <style:text-properties officeooo:rsid="0011bc44"/>
    </style:style>
    <style:style style:name="T9" style:family="text">
      <style:text-properties officeooo:rsid="0012d79b"/>
    </style:style>
    <style:style style:name="T10" style:family="text">
      <style:text-properties officeooo:rsid="00135292"/>
    </style:style>
    <style:style style:name="T11" style:family="text">
      <style:text-properties officeooo:rsid="00150824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LOG</text:p>
      <text:p text:style-name="P1">Gestó de logs complet on tots els logs van aquest dir:</text:p>
      <text:p text:style-name="P1"/>
      <text:p text:style-name="P1">/var/log/</text:p>
      <text:p text:style-name="P1"><text:tab/>Messages</text:p>
      <text:p text:style-name="P1"><text:tab/>http<text:span text:style-name="T2">d</text:span></text:p>
      <text:p text:style-name="P1"><text:tab/>…</text:p>
      <text:p text:style-name="P1"/>
      <text:p text:style-name="P1">syslog → /var/log/messages</text:p>
      <text:p text:style-name="P1">cat -n 100 -f /var/log/messages</text:p>
      <text:p text:style-name="P1"/>
      <text:p text:style-name="P2">logrortate</text:p>
      <text:p text:style-name="P2"/>
      <text:p text:style-name="P2">Rotacio de logs cada quan va varian aquest file</text:p>
      <text:p text:style-name="P2"/>
      <text:p text:style-name="P2">cat /etc/logrotate.conf → file de configuracio</text:p>
      <text:p text:style-name="P2"/>
      <text:p text:style-name="P3">syslog-ng → chkconfig syslog-ng on</text:p>
      <text:p text:style-name="P3"/>
      <text:p text:style-name="P4"><text:span text:style-name="T1">RSYSLOG is the </text:span><text:span text:style-name="Strong_20_Emphasis"><text:span text:style-name="T1">r</text:span></text:span><text:span text:style-name="T1">ocket-fast </text:span><text:span text:style-name="Strong_20_Emphasis"><text:span text:style-name="T1">sys</text:span></text:span><text:span text:style-name="T1">tem for </text:span><text:span text:style-name="Strong_20_Emphasis"><text:span text:style-name="T1">log</text:span></text:span><text:span text:style-name="T1"> processing.</text:span></text:p>
      <text:p text:style-name="P4"/>
      <text:p text:style-name="P4"><text:span text:style-name="Teletype">sudo yum install rsyslog</text:span></text:p>
      <text:p text:style-name="P4"/>
      <text:p text:style-name="P5"/>
      <text:p text:style-name="P11">Instalar logstash</text:p>
      <text:p text:style-name="P7"/>
      <text:h text:style-name="P19" text:outline-level="4">YUM</text:h>
      <text:p text:style-name="Text_20_body">Download and install the public signing key:</text:p>
      <text:p text:style-name="P18">rpm --import https://packages.elastic.co/GPG-KEY-elasticsearch</text:p>
      <text:p text:style-name="Text_20_body">Add the following in your <text:span text:style-name="Source_20_Text">/etc/yum.repos.d/</text:span> directory in a file with a <text:span text:style-name="Source_20_Text">.repo</text:span> suffix, for example <text:span text:style-name="Source_20_Text">logstash.repo</text:span></text:p>
      <text:p text:style-name="Preformatted_20_Text">[logstash-2.3]</text:p>
      <text:p text:style-name="Preformatted_20_Text">name=Logstash repository for 2.3.x packages</text:p>
      <text:p text:style-name="Preformatted_20_Text">baseurl=http://packages.elastic.co/logstash/2.3/centos</text:p>
      <text:p text:style-name="Preformatted_20_Text">gpgcheck=1</text:p>
      <text:p text:style-name="Preformatted_20_Text">gpgkey=http://packages.elastic.co/GPG-KEY-elasticsearch</text:p>
      <text:p text:style-name="P18">enabled=1</text:p>
      <text:p text:style-name="Text_20_body">And your repository is ready for use. You can install it with:</text:p>
      <text:p text:style-name="P18">yum install logstash</text:p>
      <text:p text:style-name="P7"/>
      <text:p text:style-name="P7">logstash exemple</text:p>
      <text:p text:style-name="P5"/>
      <text:p text:style-name="P5"><text:span text:style-name="Teletype"><text:span text:style-name="T3">[root@i14 ~]# logstash -e 'input {stdin{}} output {stdout {} }' </text:span></text:span></text:p>
      <text:p text:style-name="P6">mama </text:p>
      <text:p text:style-name="P6"><text:soft-page-break/></text:p>
      <text:p text:style-name="P6">zx&lt;x </text:p>
      <text:p text:style-name="P6">Settings: Default pipeline workers: 4 </text:p>
      <text:p text:style-name="P6">Pipeline main started </text:p>
      <text:p text:style-name="P6">2016-04-29T10:23:10.209Z i14.informatica.escoladeltreball.org mama </text:p>
      <text:p text:style-name="P6">2016-04-29T10:23:10.228Z i14.informatica.escoladeltreball.org </text:p>
      <text:p text:style-name="P6">2016-04-29T10:23:10.228Z i14.informatica.escoladeltreball.org zx&lt;x </text:p>
      <text:p text:style-name="P6"/>
      <text:p text:style-name="P8">vim /etc/logstash/conf.d/logstash.conf <text:s/>(exemple)</text:p>
      <text:p text:style-name="P8"/>
      <text:p text:style-name="P8">input { </text:p>
      <text:p text:style-name="P8"><text:s text:c="2"/>file { </text:p>
      <text:p text:style-name="P8"><text:s text:c="4"/>path =&gt; "/tmp/aa.log" </text:p>
      <text:p text:style-name="P8"><text:s text:c="4"/>start_position =&gt; "beginning" </text:p>
      <text:p text:style-name="P8"><text:s text:c="2"/>} </text:p>
      <text:p text:style-name="P8">} </text:p>
      <text:p text:style-name="P8"/>
      <text:p text:style-name="P8">output { </text:p>
      <text:p text:style-name="P8"><text:s/>file { </text:p>
      <text:p text:style-name="P8"><text:s text:c="3"/>path =&gt; "/tmp/mama" </text:p>
      <text:p text:style-name="P8"><text:s/>} </text:p>
      <text:p text:style-name="P8">} </text:p>
      <text:p text:style-name="P6"/>
      <text:p text:style-name="P13">ex:</text:p>
      <text:p text:style-name="P13">output { </text:p>
      <text:p text:style-name="P13"><text:s text:c="2"/>elasticsearch { </text:p>
      <text:p text:style-name="P13"><text:s text:c="2"/>} </text:p>
      <text:p text:style-name="P13">} </text:p>
      <text:p text:style-name="P13"/>
      <text:p text:style-name="P6"/>
      <text:p text:style-name="P6"/>
      <text:p text:style-name="P9">Aixo obra el servidor pel port 9200 I espera peticions se inserir o mostrat</text:p>
      <text:p text:style-name="P9"/>
      <text:p text:style-name="P9"/>
      <text:p text:style-name="P9"/>
      <text:p text:style-name="P6"/>
      <text:p text:style-name="P6"/>
      <text:p text:style-name="P10">Instalar elasticsearch</text:p>
      <text:h text:style-name="P16" text:outline-level="3">YUM / DNF</text:h>
      <text:p text:style-name="Text_20_body">Download and install the public signing key:</text:p>
      <text:p text:style-name="P18">rpm --import https://packages.elastic.co/GPG-KEY-elasticsearch</text:p>
      <text:p text:style-name="Text_20_body">Add the following in your <text:span text:style-name="Source_20_Text">/etc/yum.repos.d/</text:span> directory in a file with a <text:span text:style-name="Source_20_Text">.repo</text:span> suffix, for example <text:span text:style-name="Source_20_Text">elasticsearch.repo</text:span></text:p>
      <text:p text:style-name="Preformatted_20_Text">[elasticsearch-2.x]</text:p>
      <text:p text:style-name="Preformatted_20_Text">name=Elasticsearch repository for 2.x packages</text:p>
      <text:p text:style-name="Preformatted_20_Text"><text:soft-page-break/>baseurl=https://packages.elastic.co/elasticsearch/2.x/centos</text:p>
      <text:p text:style-name="Preformatted_20_Text">gpgcheck=1</text:p>
      <text:p text:style-name="Preformatted_20_Text">gpgkey=https://packages.elastic.co/GPG-KEY-elasticsearch</text:p>
      <text:p text:style-name="P18">enabled=1</text:p>
      <text:p text:style-name="Text_20_body">And your repository is ready for use. You can install it with:</text:p>
      <text:p text:style-name="P18">yum install elasticsearch</text:p>
      <text:p text:style-name="Text_20_body">Or, for newer versions of Fedora and Redhat:</text:p>
      <text:p text:style-name="P18">dnf install elasticsearch</text:p>
      <text:p text:style-name="Text_20_body">Configure Elasticsearch to automatically start during bootup. If your distribution is using SysV <text:span text:style-name="Source_20_Text">init</text:span> (check with <text:span text:style-name="Source_20_Text">ps -p 1</text:span>), then you will need to run:</text:p>
      <text:p text:style-name="Text_20_body"/>
      <text:p text:style-name="P15">The repositories do <text:span text:style-name="T4">[root@i14 ~]# curl -XGET 'localhost:9200' </text:span></text:p>
      <text:p text:style-name="P27">{ </text:p>
      <text:p text:style-name="P27"><text:s text:c="2"/>"name" : "Namor McKenzie", </text:p>
      <text:p text:style-name="P27"><text:s text:c="2"/>"cluster_name" : "elasticsearch", </text:p>
      <text:p text:style-name="P27"><text:s text:c="2"/>"version" : { </text:p>
      <text:p text:style-name="P27"><text:s text:c="4"/>"number" : "2.3.2", </text:p>
      <text:p text:style-name="P27"><text:s text:c="4"/>"build_hash" : "b9e4a6acad4008027e4038f6abed7f7dba346f94", </text:p>
      <text:p text:style-name="P27"><text:s text:c="4"/>"build_timestamp" : "2016-04-21T16:03:47Z", </text:p>
      <text:p text:style-name="P27"><text:s text:c="4"/>"build_snapshot" : false, </text:p>
      <text:p text:style-name="P27"><text:s text:c="4"/>"lucene_version" : "5.5.0" </text:p>
      <text:p text:style-name="P27"><text:s text:c="2"/>}, </text:p>
      <text:p text:style-name="P27"><text:s text:c="2"/>"tagline" : "You Know, for Search" </text:p>
      <text:p text:style-name="P15"><text:span text:style-name="T4">} </text:span>not work with older rpm based distributions that still use RPM v3, like CentOS5.</text:p>
      <text:p text:style-name="P18">chkconfig --add elasticsearch</text:p>
      <text:p text:style-name="Text_20_body">Otherwise if your distribution is using <text:span text:style-name="Source_20_Text">systemd</text:span>:</text:p>
      <text:p text:style-name="Preformatted_20_Text">sudo /bin/systemctl daemon-reload</text:p>
      <text:p text:style-name="P18">sudo /bin/systemctl enable elasticsearch.service</text:p>
      <text:p text:style-name="P6"/>
      <text:p text:style-name="P6"/>
      <text:p text:style-name="P6"/>
      <text:p text:style-name="P12">systemctl restat logstash</text:p>
      <text:p text:style-name="P12"><text:soft-page-break/></text:p>
      <text:p text:style-name="P12">systemctl start elasticsearch</text:p>
      <text:p text:style-name="P6"/>
      <text:p text:style-name="P12">[root@i14 ~]# curl -XGET 'localhost:9200' </text:p>
      <text:p text:style-name="P12">{ </text:p>
      <text:p text:style-name="P12"><text:s text:c="2"/>"name" : "Namor McKenzie", </text:p>
      <text:p text:style-name="P12"><text:s text:c="2"/>"cluster_name" : "elasticsearch", </text:p>
      <text:p text:style-name="P12"><text:s text:c="2"/>"version" : { </text:p>
      <text:p text:style-name="P12"><text:s text:c="4"/>"number" : "2.3.2", </text:p>
      <text:p text:style-name="P12"><text:s text:c="4"/>"build_hash" : "b9e4a6acad4008027e4038f6abed7f7dba346f94", </text:p>
      <text:p text:style-name="P12"><text:s text:c="4"/>"build_timestamp" : "2016-04-21T16:03:47Z", </text:p>
      <text:p text:style-name="P12"><text:s text:c="4"/>"build_snapshot" : false, </text:p>
      <text:p text:style-name="P12"><text:s text:c="4"/>"lucene_version" : "5.5.0" </text:p>
      <text:p text:style-name="P12"><text:s text:c="2"/>}, </text:p>
      <text:p text:style-name="P12"><text:s text:c="2"/>"tagline" : "You Know, for Search" </text:p>
      <text:p text:style-name="P12">} </text:p>
      <text:p text:style-name="P5"/>
      <text:p text:style-name="P14"><text:span text:style-name="Teletype"><text:span text:style-name="T4">grok fa un filtrat del k vols k filtri</text:span></text:span></text:p>
      <text:p text:style-name="P14"/>
      <text:p text:style-name="P14"><text:span text:style-name="Teletype"><text:span text:style-name="T4">geoip diu ip client </text:span></text:span></text:p>
      <text:p text:style-name="P14"/>
      <text:p text:style-name="P17">curl '<text:a xlink:type="simple" xlink:href="http://localhost:9200/?pretty">http://localhost:9200/?pretty</text:a>'</text:p>
      <text:p text:style-name="P17"/>
      <text:p text:style-name="P17"/>
      <text:p text:style-name="P20"><text:span text:style-name="Teletype"><text:span text:style-name="T4">[root@i14 ~]# curl -XGET 'localhost:9200/logstash-2016.05.03/_search?q=response=200'</text:span></text:span></text:p>
      <text:p text:style-name="P20"/>
      <text:p text:style-name="P20"><text:span text:style-name="Teletype"><text:span text:style-name="T4"><text:s/>[root@i14 ~]# curl -XGET 'localhost:9200/logstash-2016.05.02/_search?q=host=i14' | jq .</text:span></text:span></text:p>
      <text:p text:style-name="P20"><text:span text:style-name="Teletype"><text:span text:style-name="T5"><text:s text:c="2"/>% Total <text:s text:c="3"/>% Received % Xferd <text:s/>Average Speed <text:s text:c="2"/>Time <text:s text:c="3"/>Time <text:s text:c="4"/>Time <text:s/>Current</text:span></text:span></text:p>
      <text:p text:style-name="P20"><text:span text:style-name="Teletype"><text:span text:style-name="T5"><text:s text:c="33"/>Dload <text:s/>Upload <text:s text:c="2"/>Total <text:s text:c="2"/>Spent <text:s text:c="3"/>Left <text:s/>Speed</text:span></text:span></text:p>
      <text:p text:style-name="P20"><text:span text:style-name="Teletype"><text:span text:style-name="T5">100 <text:s text:c="2"/>359 <text:s/>100 <text:s text:c="2"/>359 <text:s text:c="3"/>0 <text:s text:c="4"/>0 <text:s/>57238 <text:s text:c="5"/>0 --:--:-- --:--:-- --:--:-- 59833</text:span></text:span></text:p>
      <text:p text:style-name="P20"><text:span text:style-name="Teletype"><text:span text:style-name="T5">{</text:span></text:span></text:p>
      <text:p text:style-name="P20"><text:span text:style-name="Teletype"><text:span text:style-name="T5"><text:s text:c="2"/>"status": 404,</text:span></text:span></text:p>
      <text:p text:style-name="P20"><text:span text:style-name="Teletype"><text:span text:style-name="T5"><text:s text:c="2"/>"error": {</text:span></text:span></text:p>
      <text:p text:style-name="P20"><text:span text:style-name="Teletype"><text:span text:style-name="T5"><text:s text:c="4"/>"resource.id": "logstash-2016.05.02",</text:span></text:span></text:p>
      <text:p text:style-name="P20"><text:span text:style-name="Teletype"><text:span text:style-name="T5"><text:s text:c="4"/>"resource.type": "index_or_alias",</text:span></text:span></text:p>
      <text:p text:style-name="P20"><text:span text:style-name="Teletype"><text:span text:style-name="T5"><text:s text:c="4"/>"index": "logstash-2016.05.02",</text:span></text:span></text:p>
      <text:p text:style-name="P20"><text:span text:style-name="Teletype"><text:span text:style-name="T5"><text:s text:c="4"/>"reason": "no such index",</text:span></text:span></text:p>
      <text:p text:style-name="P20"><text:span text:style-name="Teletype"><text:span text:style-name="T5"><text:s text:c="4"/>"type": "index_not_found_exception",</text:span></text:span></text:p>
      <text:p text:style-name="P20"><text:span text:style-name="Teletype"><text:span text:style-name="T5"><text:s text:c="4"/>"root_cause": [</text:span></text:span></text:p>
      <text:p text:style-name="P20"><text:span text:style-name="Teletype"><text:span text:style-name="T5"><text:s text:c="6"/>{</text:span></text:span></text:p>
      <text:p text:style-name="P20"><text:span text:style-name="Teletype"><text:span text:style-name="T5"><text:s text:c="8"/>"resource.id": "logstash-2016.05.02",</text:span></text:span></text:p>
      <text:p text:style-name="P20"><text:span text:style-name="Teletype"><text:span text:style-name="T5"><text:s text:c="8"/>"resource.type": "index_or_alias",</text:span></text:span></text:p>
      <text:p text:style-name="P20"><text:span text:style-name="Teletype"><text:span text:style-name="T5"><text:s text:c="8"/>"index": "logstash-2016.05.02",</text:span></text:span></text:p>
      <text:p text:style-name="P20"><text:span text:style-name="Teletype"><text:span text:style-name="T5"><text:s text:c="8"/>"reason": "no such index",</text:span></text:span></text:p>
      <text:p text:style-name="P20"><text:span text:style-name="Teletype"><text:span text:style-name="T5"><text:s text:c="8"/>"type": "index_not_found_exception"</text:span></text:span></text:p>
      <text:p text:style-name="P20"><text:soft-page-break/><text:span text:style-name="Teletype"><text:span text:style-name="T5"><text:s text:c="6"/>}</text:span></text:span></text:p>
      <text:p text:style-name="P20"><text:span text:style-name="Teletype"><text:span text:style-name="T5"><text:s text:c="4"/>]</text:span></text:span></text:p>
      <text:p text:style-name="P20"><text:span text:style-name="Teletype"><text:span text:style-name="T5"><text:s text:c="2"/>}</text:span></text:span></text:p>
      <text:p text:style-name="P20"><text:span text:style-name="Teletype"><text:span text:style-name="T5">}</text:span></text:span></text:p>
      <text:p text:style-name="P20"/>
      <text:p text:style-name="P20"/>
      <text:p text:style-name="P20"/>
      <text:p text:style-name="P21"><text:span text:style-name="Teletype"><text:span text:style-name="T7">file de prova que funciona </text:span></text:span></text:p>
      <text:p text:style-name="P21"><text:span text:style-name="Teletype"/></text:p>
      <text:p text:style-name="P21"><text:span text:style-name="Teletype"><text:span text:style-name="T6">input {</text:span></text:span></text:p>
      <text:p text:style-name="P21"><text:span text:style-name="Teletype"><text:span text:style-name="T6"><text:s text:c="2"/>file {</text:span></text:span></text:p>
      <text:p text:style-name="P21"><text:span text:style-name="Teletype"><text:span text:style-name="T6"><text:s text:c="4"/>path =&gt; "/var/tmp/logstash-tutorial-dataset"</text:span></text:span></text:p>
      <text:p text:style-name="P21"><text:span text:style-name="Teletype"><text:span text:style-name="T6"><text:s text:c="4"/>start_position =&gt; "beginning"</text:span></text:span></text:p>
      <text:p text:style-name="P21"><text:span text:style-name="Teletype"><text:span text:style-name="T6"><text:s text:c="2"/>}</text:span></text:span></text:p>
      <text:p text:style-name="P21"><text:span text:style-name="Teletype"><text:span text:style-name="T6">}</text:span></text:span></text:p>
      <text:p text:style-name="P21"><text:span text:style-name="Teletype"><text:span text:style-name="T6"></text:span></text:span></text:p>
      <text:p text:style-name="P21"><text:span text:style-name="Teletype"><text:span text:style-name="T6">filter {</text:span></text:span></text:p>
      <text:p text:style-name="P21"><text:span text:style-name="Teletype"><text:span text:style-name="T6"><text:s text:c="2"/>if [path] =~ "access" {</text:span></text:span></text:p>
      <text:p text:style-name="P21"><text:span text:style-name="Teletype"><text:span text:style-name="T6"><text:s text:c="4"/>mutate { replace =&gt; { "type" =&gt; "apache_access" } }</text:span></text:span></text:p>
      <text:p text:style-name="P21"><text:span text:style-name="Teletype"><text:span text:style-name="T6"><text:s text:c="4"/>grok {</text:span></text:span></text:p>
      <text:p text:style-name="P21"><text:span text:style-name="Teletype"><text:span text:style-name="T6"><text:s text:c="6"/>match =&gt; { "message" =&gt; "%{COMBINEDAPACHELOG}" }</text:span></text:span></text:p>
      <text:p text:style-name="P21"><text:span text:style-name="Teletype"><text:span text:style-name="T6"><text:s text:c="4"/>}</text:span></text:span></text:p>
      <text:p text:style-name="P21"><text:span text:style-name="Teletype"><text:span text:style-name="T6"><text:s text:c="2"/>}</text:span></text:span></text:p>
      <text:p text:style-name="P21"><text:span text:style-name="Teletype"><text:span text:style-name="T6"><text:s text:c="2"/>date {</text:span></text:span></text:p>
      <text:p text:style-name="P21"><text:span text:style-name="Teletype"><text:span text:style-name="T6"><text:s text:c="4"/>match =&gt; [ "timestamp" , "dd/MMM/yyyy:HH:mm:ss Z" ]</text:span></text:span></text:p>
      <text:p text:style-name="P21"><text:span text:style-name="Teletype"><text:span text:style-name="T6"><text:s text:c="2"/>}</text:span></text:span></text:p>
      <text:p text:style-name="P21"><text:span text:style-name="Teletype"><text:span text:style-name="T6">}</text:span></text:span></text:p>
      <text:p text:style-name="P21"><text:span text:style-name="Teletype"><text:span text:style-name="T6"></text:span></text:span></text:p>
      <text:p text:style-name="P21"><text:span text:style-name="Teletype"><text:span text:style-name="T6">output {</text:span></text:span></text:p>
      <text:p text:style-name="P21"><text:span text:style-name="Teletype"><text:span text:style-name="T6"><text:s text:c="2"/>elasticsearch {</text:span></text:span></text:p>
      <text:p text:style-name="P21"><text:span text:style-name="Teletype"><text:span text:style-name="T6"><text:s text:c="4"/>hosts =&gt; ["localhost:9200"]</text:span></text:span></text:p>
      <text:p text:style-name="P21"><text:span text:style-name="Teletype"><text:span text:style-name="T6"><text:s text:c="2"/>}</text:span></text:span></text:p>
      <text:p text:style-name="P21"><text:span text:style-name="Teletype"><text:span text:style-name="T6"><text:s text:c="2"/>stdout { codec =&gt; rubydebug }</text:span></text:span></text:p>
      <text:p text:style-name="P22"><text:span text:style-name="Teletype"><text:span text:style-name="T6">}</text:span></text:span></text:p>
      <text:p text:style-name="P22"/>
      <text:p text:style-name="P22"><text:span text:style-name="Teletype"><text:span text:style-name="T6"><text:s text:c="12"/></text:span></text:span></text:p>
      <text:p text:style-name="P22"><text:span text:style-name="Teletype"><text:span text:style-name="T8">Instalació de kibana:</text:span></text:span></text:p>
      <text:p text:style-name="P22"><text:span text:style-name="Teletype"><text:span text:style-name="T8"><text:s text:c="57"/></text:span></text:span>Download and install the public signing key: </text:p>
      <text:list xml:id="list3496205959403898978" text:style-name="L1">
        <text:list-header>
          <text:p text:style-name="P30">rpm --import https://packages.elastic.co/GPG-KEY-elasticsearch</text:p>
        </text:list-header>
        <text:list-item>
          <text:p text:style-name="P28">Create a file named <text:span text:style-name="Source_20_Text">kibana.repo</text:span> in the <text:span text:style-name="Source_20_Text">/etc/yum.repos.d/</text:span> directory with the following contents: </text:p>
          <text:p text:style-name="P29">[kibana-4.5]</text:p>
          <text:p text:style-name="P29">name=Kibana repository for 4.5.x packages</text:p>
          <text:p text:style-name="P29">baseurl=http://packages.elastic.co/kibana/4.5/centos</text:p>
          <text:p text:style-name="P29">gpgcheck=1</text:p>
          <text:p text:style-name="P29">gpgkey=http://packages.elastic.co/GPG-KEY-elasticsearch</text:p>
          <text:p text:style-name="P30">enabled=1</text:p>
        </text:list-item>
        <text:list-item>
          <text:p text:style-name="P28"><text:soft-page-break/>Install Kibana by running the following command: </text:p>
          <text:p text:style-name="P30">yum install kibana</text:p>
          <text:p text:style-name="P28">Configure Kibana to automatically start during bootup. If your distribution is using the System V version of <text:span text:style-name="Source_20_Text">init</text:span> (check with <text:span text:style-name="Source_20_Text">ps -p 1</text:span>), run the following command:</text:p>
          <text:p text:style-name="P30">chkconfig --add kibana</text:p>
        </text:list-item>
        <text:list-item>
          <text:p text:style-name="P28">If your distribution is using <text:span text:style-name="Source_20_Text">systemd</text:span>, run the following commands instead: </text:p>
          <text:p text:style-name="P29">sudo /bin/systemctl daemon-reload</text:p>
          <text:p text:style-name="P30">sudo /bin/systemctl enable kibana.service</text:p>
        </text:list-item>
      </text:list>
      <text:p text:style-name="P23"><text:span text:style-name="Teletype"><text:span text:style-name="T6"><text:s text:c="69"/></text:span></text:span></text:p>
      <text:p text:style-name="P24">Pagines web d'interes de la instalació de tot.</text:p>
      <text:p text:style-name="P23"/>
      <text:p text:style-name="P23"><text:a xlink:type="simple" xlink:href="http://elmanytas.es/?q=node/320"><text:span text:style-name="Teletype"><text:span text:style-name="T9">http://elmanytas.es/?q=node/320</text:span></text:span></text:a></text:p>
      <text:p text:style-name="P23"/>
      <text:p text:style-name="P23"><text:a xlink:type="simple" xlink:href="https://www.adictosaltrabajo.com/tutoriales/introduccion-a-kibana/"><text:span text:style-name="Teletype"><text:span text:style-name="T9">https://www.adictosaltrabajo.com/tutoriales/introduccion-a-kibana/</text:span></text:span></text:a></text:p>
      <text:p text:style-name="P25"><text:a xlink:type="simple" xlink:href="https://www.youtube.com/watch?v=Kqs7UcCJquM"><text:span text:style-name="Teletype"><text:span text:style-name="T10">https://www.youtube.com/watch?v=Kqs7UcCJquM</text:span></text:span></text:a></text:p>
      <text:p text:style-name="P26"><text:a xlink:type="simple" xlink:href="https://www.youtube.com/watch?v=wHWb1d_VGp8"><text:span text:style-name="Teletype"><text:span text:style-name="T11">https://www.youtube.com/watch?v=wHWb1d_VGp8</text:span></text:span></text:a></text:p>
      <text:p text:style-name="P26"/>
      <text:p text:style-name="P26"><text:span text:style-name="Teletype"><text:span text:style-name="T11">index--&gt; fons dinformacio</text:span></text:span></text:p>
      <text:p text:style-name="P26"><text:span text:style-name="Teletype"/></text:p>
      <text:p text:style-name="P23"><text:span text:style-name="Teletype"><text:span text:style-name="T9"><text:s text:c="21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x48224562 </meta:initial-creator>
    <meta:creation-date>2016-04-29T09:49:39.265602022</meta:creation-date>
    <dc:date>2016-05-04T12:30:33.375196020</dc:date>
    <dc:creator>isx48224562 </dc:creator>
    <meta:editing-duration>PT4H44M32S</meta:editing-duration>
    <meta:editing-cycles>22</meta:editing-cycles>
    <meta:generator>LibreOffice/4.2.8.2$Linux_X86_64 LibreOffice_project/420$Build-2</meta:generator>
    <meta:document-statistic meta:table-count="0" meta:image-count="0" meta:object-count="0" meta:page-count="6" meta:paragraph-count="181" meta:word-count="688" meta:character-count="5967" meta:non-whitespace-character-count="4909"/>
  </office:meta>
</office:document-meta>
</file>